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91266" officeooo:paragraph-rsid="00191266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style:font-size-asian="14pt" style:font-size-complex="14pt" style:language-complex="fa" style:country-complex="IR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bf5ef" officeooo:paragraph-rsid="001bf5ef"/>
    </style:style>
    <style:style style:name="P5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bf5ef" officeooo:paragraph-rsid="001bf5ef" fo:background-color="#6600cc"/>
    </style:style>
    <style:style style:name="P6" style:family="paragraph" style:parent-style-name="List_20_Paragraph" style:list-style-name="WWNum1">
      <style:paragraph-properties fo:text-align="end" style:justify-single-word="false" style:writing-mode="rl-tb"/>
      <style:text-properties fo:font-size="14pt" style:font-size-asian="14pt" style:font-size-complex="14pt" style:language-complex="fa" style:country-complex="IR"/>
    </style:style>
    <style:style style:name="T1" style:family="text">
      <style:text-properties officeooo:rsid="00191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کسب اطلاعات در مورد فضای هارد کامپیتور:</text:p>
      <text:p text:style-name="P4"><text:tab/>برای اینکار در خط فرمان دستور <text:s/>df -h را وارد و اینتر می زنیم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7</meta:editing-cycles>
    <meta:creation-date>2017-06-01T07:12:00</meta:creation-date>
    <dc:date>2017-09-21T13:18:56.887223455</dc:date>
    <meta:editing-duration>PT8M35S</meta:editing-duration>
    <meta:generator>LibreOffice/5.1.6.2$Linux_X86_64 LibreOffice_project/10m0$Build-2</meta:generator>
    <meta:document-statistic meta:table-count="0" meta:image-count="0" meta:object-count="0" meta:page-count="1" meta:paragraph-count="2" meta:word-count="21" meta:character-count="100" meta:non-whitespace-character-count="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